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officeooo:rsid="00039e8c" officeooo:paragraph-rsid="00039e8c"/>
    </style:style>
    <style:style style:name="P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officeooo:rsid="00039e8c" officeooo:paragraph-rsid="00039e8c"/>
    </style:style>
    <style:style style:name="P3" style:family="paragraph" style:parent-style-name="Standard">
      <style:paragraph-properties fo:text-align="start" style:justify-single-word="false"/>
      <style:text-properties style:font-name="Calibri" style:text-underline-style="none" officeooo:rsid="00039e8c" officeooo:paragraph-rsid="00039e8c"/>
    </style:style>
    <style:style style:name="P4" style:family="paragraph" style:parent-style-name="Standard">
      <style:paragraph-properties fo:text-align="start" style:justify-single-word="false"/>
      <style:text-properties style:font-name="Calibri" style:text-underline-style="none" officeooo:rsid="0009c0d9" officeooo:paragraph-rsid="0009c0d9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style:text-underline-style="none" officeooo:rsid="00039e8c" officeooo:paragraph-rsid="00039e8c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style:text-underline-style="none" officeooo:rsid="0007d5d8" officeooo:paragraph-rsid="0007d5d8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Calibri" style:text-underline-style="none" officeooo:rsid="0005af97" officeooo:paragraph-rsid="0005af97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alibri" style:text-underline-style="none" officeooo:rsid="000422ff" officeooo:paragraph-rsid="000422ff"/>
    </style:style>
    <style:style style:name="P9" style:family="paragraph" style:parent-style-name="Standard">
      <style:paragraph-properties fo:text-align="start" style:justify-single-word="false"/>
      <style:text-properties style:font-name="Calibri" style:text-underline-style="none" officeooo:rsid="0009c0d9" officeooo:paragraph-rsid="0009c0d9"/>
    </style:style>
    <style:style style:name="T1" style:family="text">
      <style:text-properties officeooo:rsid="000a48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a Trnková 6.A</text:p>
      <text:p text:style-name="P2">MKI – únor 2023</text:p>
      <text:p text:style-name="P3"/>
      <text:p text:style-name="P3">I.U1</text:p>
      <text:list xml:id="list2260955661" text:style-name="L1">
        <text:list-item>
          <text:p text:style-name="P5">Albert Einstein – speciální princip relativity</text:p>
        </text:list-item>
        <text:list-item>
          <text:p text:style-name="P5">Erwin Schrödinger – myšlenkový experiment s kočkou v krabici</text:p>
        </text:list-item>
        <text:list-item>
          <text:p text:style-name="P5">Isaac Newton – gravitační zákon</text:p>
        </text:list-item>
        <text:list-item>
          <text:p text:style-name="P5">Marie Curie-Skłodowska – teorie radioaktivity</text:p>
        </text:list-item>
        <text:list-item>
          <text:p text:style-name="P5">Michael Faraday – elektromagnetická indukce</text:p>
        </text:list-item>
        <text:list-item>
          <text:p text:style-name="P5">Stephen Hawking – stanovení teploty černé díry</text:p>
        </text:list-item>
      </text:list>
      <text:p text:style-name="P3"/>
      <text:p text:style-name="P3">I.U2</text:p>
      <text:list xml:id="list2997217247" text:style-name="L2">
        <text:list-item>
          <text:p text:style-name="P6">ISS a její astronauti obíhají zemi vysokou rychlostí, takže na ně působí odstředivé zrychlení, které má opačný směr než gravitační zrychlení a tím pádem je udržuje v oběžné dráze. Astronauti jsou tedy stále ve stavu volného pádu, ale nikdy nedopadnou na zem.</text:p>
        </text:list-item>
      </text:list>
      <text:p text:style-name="P3"/>
      <text:p text:style-name="P4">I.U3 - D</text:p>
      <text:p text:style-name="P4"/>
      <text:p text:style-name="P3">I.A</text:p>
      <text:list xml:id="list2029490144" text:style-name="L3">
        <text:list-item>
          <text:p text:style-name="P7">Severní obloha je část obloh<text:span text:style-name="T1">y</text:span>, kterou lze vidět ze severní polokoule, jižní obloha je naopak vidět jen z jižní polokoule. Souhvězdí se tedy do jižní a severní oblohy řadí podle toho, z jaké polokoule je můžeme pozorovat.</text:p>
        </text:list-item>
        <text:list-item>
          <text:p text:style-name="P8">Mars</text:p>
        </text:list-item>
      </text:list>
      <text:p text:style-name="P4"/>
      <text:p text:style-name="P4">I.K - C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1:39:19.053572230</meta:creation-date>
    <dc:date>2023-02-28T22:54:35.550590931</dc:date>
    <meta:editing-duration>PT1H7M44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6" meta:word-count="135" meta:character-count="825" meta:non-whitespace-character-count="708"/>
  </office:meta>
</office:document-meta>
</file>